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LECT VALUES FOR HOTEL FINDER FOR DOWNLITE:<text:line-break/><text:line-break/>ID: user:national_chain_hotels</text:p>
      <text:p text:style-name="Standard">TITLE: National Chain Hotels</text:p>
      <text:p text:style-name="Standard">INDEX: national_chain_hotel :</text:p>
      <text:p text:style-name="Standard">[{"p":"Aloft Hotel Bedding","v":"aloft_hotel_bedding"},{"p":"Best Western Hotel Bedding","v":"best_western_hotel_bedding"},{"p":"Choice Hotels Bedding (Comfort Inn, Quality Inn...)","v":"choice_hotels_bedding_comfort_inn_quality_inn"},{"p":"Country Inn &amp; Suites Hotel Bedding","v":"country_inn__suites_hotel_bedding"},{"p":"Drury Inn Bedding","v":"drury_inn_bedding"},{"p":"Embassy Suites Hotel Bedding","v":"embassy_suites_hotel_bedding"},{"p":"Four Points By Sheraton Hotel Bedding","v":"four_points_by_sheraton_hotel_bedding"},{"p":"Gaylord Hotels &amp; Resorts Bedding","v":"gaylord_hotels__resorts_bedding"},{"p":"Hilton Garden Inn Hotel Bedding","v":"hilton_garden_inn_hotel_bedding"},{"p":"Hotel Intercontinental Bedding","v":"hotel_intercontinental_bedding"},{"p":"Hotel Sierra Bedding","v":"hotel_sierra_bedding"},{"p":"Hyatt Hotel Bedding","v":"hyatt_hotel_bedding"},{"p":"Millennium Hotels Bedding","v":"millennium_hotels_bedding"},{"p":"Radisson Hotel Beding","v":"radisson_hotel_beding"},{"p":"Royal Sonesta Hotel Bedding","v":"royal_sonesta_hotel_bedding"},{"p":"Sheraton Hotel Bedding","v":"sheraton_hotel_bedding"},{"p":"Westin Hotels Bedding","v":"westin_hotels_bedding"},{"p":"Wyndham Hotel Bedding","v":"wyndham_hotel_bedding"},{"p":"EMPTY","v":""}]</text:p>
      <text:p text:style-name="Standard"/>
      <text:p text:style-name="Standard">ID: user:luxury_resorts</text:p>
      <text:p text:style-name="Standard">TITLE: Luxury Resorts</text:p>
      <text:p text:style-name="Standard">INDEX: luxury_resorts :</text:p>
      <text:p text:style-name="Standard">[{"p":"Amara Creekside Resort Bedding","v":"amara_creekside_resort_bedding"},{"p":"Fontainbleau Resort Bedding","v":"fontainbleau_resort_bedding"},{"p":"Hawks Cay Resort Bedding","v":"hawks_cay_resort_bedding"},{"p":"House On The Rock Resort Bedding","v":"house_on_the_rock_resort_bedding"},{"p":"Mauna Lani Resort Bedding","v":"mauna_lani_resort_bedding"},{"p":"Phoenician Resort Bedding","v":"phoenician_resort_bedding"},{"p":"Safety Harbor Resort &amp; Spa Bedding","v":"safety_harbor_resort__spa_bedding"},{"p":"Suncadia Resort Bedding","v":"suncadia_resort_bedding"},{"p":"The Breakers Resort Bedding","v":"the_breakers_resort_bedding"},{"p":"The Greenbrier Resort Bedding","v":"the_greenbrier_resort_bedding"},{"p":"The Ranch At Furnace Creek Resort Bedding","v":"the_ranch_at_furnace_creek_resort_bedding"},{"p":"Woodstock Inn &amp; Resort Bedding","v":"woodstock_inn__resort_bedding"},{"p":"EMPTY","v":""}]</text:p>
      <text:p text:style-name="Standard"/>
      <text:p text:style-name="Standard">ID: user:luxury_hotels</text:p>
      <text:p text:style-name="Standard">TITLE: Luxury Hotels</text:p>
      <text:p text:style-name="Standard">INDEX: luxury_hotels</text:p>
      <text:p text:style-name="Standard">[{"p":"Biltmore Estate Inn Bedding","v":"biltmore_estate_inn_bedding"},{"p":"Canyon Ranch Spa Bedding","v":"canyon_ranch_spa_bedding"},{"p":"Fairmont Hotels Bedding","v":"fairmont_hotels_bedding"},{"p":"La Fonda On The Plaza Bedding","v":"la_fonda_on_the_plaza_bedding"},{"p":"Le Meridien Hotel Bedding","v":"le_meridien_hotel_bedding"},{"p":"Luxury Inns","v":"luxury_inns"},{"p":"Martha Washington Inn &amp; Spa Bedding","v":"martha_washington_inn_spa_bedding"},{"p":"Pan Pacific Hotel Bedding","v":"pan_pacific_hotel_bedding"},{"p":"St. Regis Hotel Bedding","v":"st_regis_hotel_bedding"},{"p":"The Inn At Blackberry Farm <text:soft-page-break/>Bedding","v":"the_inn_at_blackberry_farm_bedding"},{"p":"The Inn At Rancho Santa Fe Bedding","v":"the_inn_at_rancho_santa_fe_bedding"},{"p":"The Pierre Hotel Bedding","v":"the_pierre_hotel_bedding"},{"p":"Trump Hotel Bedding","v":"trump_hotel_bedding"},{"p":"EMPTY","v":""}]</text:p>
      <text:p text:style-name="Standard"/>
      <text:p text:style-name="Standard">ID: user:boutique_hotels</text:p>
      <text:p text:style-name="Standard">TITLE: Boutique Hotels</text:p>
      <text:p text:style-name="Standard">INDEX: boutique_hotels</text:p>
      <text:p text:style-name="Standard">[{"p":"Andaz Hotel Bedding","v":"andaz_hotel_bedding"},{"p":"Dream Hotel Bedding","v":"dream_hotel_bedding"},{"p":"Gansevoort Hotel Bedding","v":"gansevoort_hotel_bedding"},{"p":"Hotel Indigo Bedding","v":"hotel_indigo_bedding"},{"p":"Le Parc Suite Hotel Bedding","v":"le_parc_suite_hotel_bedding"},{"p":"Padre Hotel Bedding","v":"padre_hotel_bedding"},{"p":"Public Hotel Bedding","v":"public_hotel_bedding"},{"p":"The Bowery Hotel Bedding","v":"the_bowery_hotel_bedding"},{"p":"The Court Hotel NY Bedding","v":"the_court_hotel_ny_bedding"},{"p":"The Gramercy Park Hotel Bedding","v":"the_gramercy_park_hotel_bedding"},{"p":"The Tuscany NY Bedding","v":"the_tuscany_ny_bedding"},{"p":"Tower 23 Bedding","v":"tower_23_bedding"},{"p":"EMPTY","v":""}]</text:p>
      <text:p text:style-name="Standard"/>
      <text:p text:style-name="Standard">ID: user:cruise_lines</text:p>
      <text:p text:style-name="Standard">TITLE: Cruise Lines</text:p>
      <text:p text:style-name="Standard">INDEX: cruise_lines</text:p>
      <text:p text:style-name="Standard">[{"p":"Crystal Cruise Lines Bedding","v":"crystal_cruise_lines_bedding"},{"p":"Holland America Cruise Line Bedding","v":"holland_america_cruise_line_bedding"},{"p":"Regent Cruise Line Bedding","v":"regent_cruise_line_bedding"},{"p":"Seabourn Cruise Line Bedding","v":"seabourn_cruise_line_bedding"},{"p":"EMPTY","v":""}]</text:p>
      <text:p text:style-name="Standard"/>
      <text:p text:style-name="Standard">ID: user:bed_and_breakfast</text:p>
      <text:p text:style-name="Standard">TITLE: BnBs</text:p>
      <text:p text:style-name="Standard">INDEX: bed_and_breakfast</text:p>
      <text:p text:style-name="Standard">[{"p":"Applewood Inn &amp; Spa Bedding","v":"applewood_inn_spa_bedding"},{"p":"Blackberry Farm Bedding","v":"blackberry_farm_bedding"},{"p":"Crabtree Cottage Bedding","v":"crabtree_cottage_bedding"},{"p":"Fulton Steamboat Inn Bedding","v":"fulton_steamboat_inn_bedding"},{"p":"Harbor View Hotel Bedding","v":"harbor_view_hotel_bedding"},{"p":"EMPTY","v":""}]</text:p>
      <text:p text:style-name="Standard"/>
      <text:p text:style-name="Standard">ID: user:las_vegas_hotels</text:p>
      <text:p text:style-name="Standard">TITLE: Las Vegas Hotels</text:p>
      <text:p text:style-name="Standard">INDEX: las_vegas_hotels</text:p>
      <text:p text:style-name="Standard">[{"p":"Mandalay Bay Hotel Bedding","v":"mandalay_bay_hotel_bedding"},{"p":"Venetian Hotel Bedding","v":"venetian_hotel_bedding"},{"p":"EMPTY","v":""}]</text:p>
      <text:p text:style-name="Standard"/>
      <text:p text:style-name="Standard">ID: user:casino_hotels</text:p>
      <text:p text:style-name="Standard">TITLE: Casino Hotels</text:p>
      <text:p text:style-name="Standard">INDEX: casino_hotels</text:p>
      <text:p text:style-name="Standard">[{"p":"Aqua Caliente Casino Resort Bedding","v":"aqua_caliente_casino_resort_bedding"},{"p":"Four Winds Casino Resort Bedding","v":"four_winds_casino_resort_bedding"},{"p":"Mohegen Sun Casino Hotel Bedding","v":"mohegen_sun_casino_hotel_bedding"},{"p":"Palazzo Casino Hotel <text:soft-page-break/>Bedding","v":"palazzo_casino_hotel_bedding"},{"p":"Resorts Casino Hotel Bedding","v":"resorts_casino_hotel_bedding"},{"p":"Seven Clans Casino Hotel Bedding","v":"seven_clans_casino_hotel_bedding"},{"p":"Soaring Eagle Casino Resort Bedding","v":"soaring_eagle_casino_resort_bedding"},{"p":"Treasure Island Casino Resort Bedding (MN)","v":"treasure_island_casino_resort_bedding_mn"},{"p":"Venetian Casino Resort Bedding","v":"venetian_casino_resort_bedding"},{"p":"EMPTY","v":""}]</text:p>
      <text:p text:style-name="Standard"/>
      <text:p text:style-name="Standard">ID: user:golf_resorts</text:p>
      <text:p text:style-name="Standard">TITLE: Select a Golf Resort</text:p>
      <text:p text:style-name="Standard">INDEX: golf_resorts</text:p>
      <text:p text:style-name="Standard">[{"p":"Bandon Dunes Golf Resort Bedding","v":"bandon_dunes_golf_resort_bedding"},{"p":"Pebble Beach Golf Resort","v":"pebble_beach_golf_resort"},{"p":"EMPTY","v":""}]</text:p>
      <text:p text:style-name="Standard"/>
      <text:p text:style-name="Standard">ID: user:beach_hotels</text:p>
      <text:p text:style-name="Standard">TITLE: Beach Hotels</text:p>
      <text:p text:style-name="Standard">INDEX: beach_hotels</text:p>
      <text:p text:style-name="Standard">[{"p":"Castle In The Sand Bedding","v":"castle_in_the_sand_bedding"},{"p":"Seacrest Beach Hotel Bedding","v":"seacrest_beach_hotel_bedding"},{"p":"Seacrest Ocenfront Hotel Bedding","v":"seacrest_ocenfront_hotel_bedding"},{"p":"The Perry South Beach Hotel Bedding","v":"the_perry_south_beach_hotel_bedding"},{"p":"EMPTY","v":""}]</text:p>
      <text:p text:style-name="Standard"/>
      <text:p text:style-name="Standard">ID: user:conference_center_hotels</text:p>
      <text:p text:style-name="Standard">TITLE: Conference Center Hotels</text:p>
      <text:p text:style-name="Standard">INDEX: conference_center_hotels</text:p>
      <text:p text:style-name="Standard">[{"p":"Gaylord Conference Center Hotel Bedding","v":"gaylord_conference_center_hotel_bedding"},{"p":"Mount Washington Conference Center Hotel Bedding","v":"mount_washington_conference_center_hotel_bedding"},{"p":"Peabody Conference Center Hotel Bedding","v":"peabody_conference_center_hotel_bedding"},{"p":"EMPTY","v":""}]</text:p>
      <text:p text:style-name="Standard"/>
      <text:p text:style-name="Standard">ID: user:new_york_city_hotels</text:p>
      <text:p text:style-name="Standard">TITLE: New York City Hotels</text:p>
      <text:p text:style-name="Standard">INDEX: new_york_city_hotels</text:p>
      <text:p text:style-name="Standard">[{"p":"Paramount Hotel Bedding","v":"paramount_hotel_bedding"},{"p":"EMPTY","v":""}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linton Contreras</meta:initial-creator>
    <meta:creation-date>2014-05-05T17:47:07.52</meta:creation-date>
    <dc:date>2014-05-05T18:21:46.42</dc:date>
    <dc:creator>Clinton Contreras</dc:creator>
    <meta:editing-duration>PT34M36S</meta:editing-duration>
    <meta:editing-cycles>7</meta:editing-cycles>
    <meta:generator>OpenOffice/4.1.0$Win32 OpenOffice.org_project/410m18$Build-9764</meta:generator>
    <meta:document-statistic meta:table-count="0" meta:image-count="0" meta:object-count="0" meta:page-count="3" meta:paragraph-count="48" meta:word-count="384" meta:character-count="7174"/>
  </office:meta>
</office:document-meta>
</file>